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3cm" fo:min-width="2.359cm"/>
    </style:style>
    <style:style style:name="gr2" style:family="graphic" style:parent-style-name="standard">
      <style:graphic-properties draw:textarea-horizontal-align="justify" draw:textarea-vertical-align="middle" draw:auto-grow-height="false" fo:min-height="0.766cm" fo:min-width="6.485cm"/>
    </style:style>
    <style:style style:name="gr3" style:family="graphic" style:parent-style-name="standard">
      <style:graphic-properties draw:textarea-horizontal-align="justify" draw:textarea-vertical-align="middle" draw:auto-grow-height="false" fo:min-height="1.02cm" fo:min-width="6.739cm"/>
    </style:style>
    <style:style style:name="gr4" style:family="graphic" style:parent-style-name="standard">
      <style:graphic-properties draw:textarea-horizontal-align="justify" draw:textarea-vertical-align="middle" draw:auto-grow-height="false" fo:min-height="0.703cm" fo:min-width="1.469cm"/>
    </style:style>
    <style:style style:name="gr5" style:family="graphic" style:parent-style-name="standard">
      <style:graphic-properties draw:textarea-horizontal-align="justify" draw:textarea-vertical-align="middle" draw:auto-grow-height="false" fo:min-height="0.64cm" fo:min-width="2.104cm"/>
    </style:style>
    <style:style style:name="gr6" style:family="graphic" style:parent-style-name="standard">
      <style:graphic-properties draw:textarea-horizontal-align="justify" draw:textarea-vertical-align="middle" draw:auto-grow-height="false" fo:min-height="1.274cm" fo:min-width="5.723cm"/>
    </style:style>
    <style:style style:name="gr7" style:family="graphic" style:parent-style-name="standard">
      <style:graphic-properties draw:textarea-horizontal-align="justify" draw:textarea-vertical-align="middle" draw:auto-grow-height="false" fo:min-height="0.512cm" fo:min-width="1.469cm"/>
    </style:style>
    <style:style style:name="gr8" style:family="graphic" style:parent-style-name="standard">
      <style:graphic-properties draw:textarea-horizontal-align="justify" draw:textarea-vertical-align="middle" draw:auto-grow-height="false" fo:min-height="0.559cm" fo:min-width="0.489cm"/>
    </style:style>
    <style:style style:name="gr9" style:family="graphic" style:parent-style-name="standard">
      <style:graphic-properties draw:textarea-horizontal-align="justify" draw:textarea-vertical-align="middle" draw:auto-grow-height="false" fo:min-height="0.766cm" fo:min-width="4.961cm"/>
    </style:style>
    <style:style style:name="gr10" style:family="graphic" style:parent-style-name="standard">
      <style:graphic-properties draw:textarea-horizontal-align="justify" draw:textarea-vertical-align="middle" draw:auto-grow-height="false" fo:min-height="0.766cm" fo:min-width="5.215cm"/>
    </style:style>
    <style:style style:name="gr11" style:family="graphic" style:parent-style-name="standard">
      <style:graphic-properties draw:textarea-horizontal-align="justify" draw:textarea-vertical-align="middle" draw:auto-grow-height="false" fo:min-height="0.766cm" fo:min-width="2.421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textarea-horizontal-align="justify" draw:textarea-vertical-align="middle" draw:auto-grow-height="false" fo:min-height="0.512cm" fo:min-width="1.66cm"/>
    </style:style>
    <style:style style:name="P1" style:family="paragraph">
      <style:paragraph-properties fo:text-align="center"/>
      <style:text-properties style:font-name="FreeSerif" fo:font-size="16pt" style:font-size-asian="16pt" style:font-size-complex="16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style:font-name="FreeSerif" fo:font-size="16pt" style:font-size-asian="16pt" style:font-size-complex="16pt"/>
    </style:style>
    <style:style style:name="T1" style:family="text">
      <style:text-properties style:font-name="FreeSerif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5.715cm" svg:height="2.159cm" svg:x="2.524cm" svg:y="9.509cm">
          <text:p text:style-name="P1"><text:span text:style-name="T1">Poruka o kraju</text:span></text:p>
          <text:p text:style-name="P1"><text:span text:style-name="T1">meč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" draw:id="id1" draw:layer="layout" svg:width="6.985cm" svg:height="1.016cm" svg:x="1.889cm" svg:y="6.334cm">
          <text:p text:style-name="P1"><text:span text:style-name="T1">Prihvati poruku </text:span><text:span text:style-name="T1">aktivne niti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6.985cm" svg:height="1.016cm" svg:x="1.889cm" svg:y="7.985cm">
          <text:p text:style-name="P1"><text:span text:style-name="T1">Pošalji </text:span><text:span text:style-name="T1">poruk</text:span><text:span text:style-name="T1">u </text:span><text:span text:style-name="T1">pasivn</text:span><text:span text:style-name="T1">om </text:span><text:span text:style-name="T1">igraču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4" draw:id="id4" draw:layer="layout" svg:width="7.239cm" svg:height="1.27cm" svg:x="1.762cm" svg:y="12.303cm">
          <text:p text:style-name="P1"><text:span text:style-name="T1">Prihvati povratnu informaciju </text:span></text:p>
          <text:p text:style-name="P1"><text:span text:style-name="T1">pasivnog igrača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9" draw:id="id9" draw:layer="layout" svg:width="3.937cm" svg:height="1.905cm" svg:x="15.859cm" svg:y="5.445cm">
          <text:p text:style-name="P1"><text:span text:style-name="T1">Igrač izgubi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xml:id="id10" draw:id="id10" draw:layer="layout" svg:width="5.207cm" svg:height="1.778cm" svg:x="15.224cm" svg:y="8.239cm">
          <text:p text:style-name="P1"><text:span text:style-name="T1">Protivnik omašio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6" draw:text-style-name="P1" xml:id="id8" draw:id="id8" draw:layer="layout" svg:width="6.223cm" svg:height="1.524cm" svg:x="14.716cm" svg:y="2.905cm">
          <text:p text:style-name="P1"><text:span text:style-name="T1">Pošalji povratnu informaciju</text:span></text:p>
          <text:p text:style-name="P1"><text:span text:style-name="T1">aktivnoj niti</text:span></text:p>
          <draw:enhanced-geometry svg:viewBox="0 0 21600 21600" draw:type="rectangle" draw:enhanced-path="M 0 0 L 21600 0 21600 21600 0 21600 0 0 Z N"/>
        </draw:custom-shape>
        <draw:custom-shape draw:style-name="gr7" draw:text-style-name="P1" xml:id="id6" draw:id="id6" draw:layer="layout" svg:width="3.937cm" svg:height="1.524cm" svg:x="3.286cm" svg:y="1.889cm">
          <text:p text:style-name="P1"><text:span text:style-name="T1">Aktivna nit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1" xml:id="id7" draw:id="id7" draw:layer="layout" svg:width="1.397cm" svg:height="1.143cm" svg:x="8.874cm" svg:y="2.524cm">
          <text:p text:style-name="P1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xml:id="id11" draw:id="id11" draw:layer="layout" svg:width="5.461cm" svg:height="1.016cm" svg:x="19.669cm" svg:y="7.096cm">
          <text:p text:style-name="P1"><text:span text:style-name="T1">Označi da je meč gotov</text:span></text:p>
          <draw:enhanced-geometry svg:viewBox="0 0 21600 21600" draw:type="rectangle" draw:enhanced-path="M 0 0 L 21600 0 21600 21600 0 21600 0 0 Z N"/>
        </draw:custom-shape>
        <draw:custom-shape draw:style-name="gr10" draw:text-style-name="P1" xml:id="id12" draw:id="id12" draw:layer="layout" svg:width="5.715cm" svg:height="1.016cm" svg:x="19.796cm" svg:y="9.89cm">
          <text:p text:style-name="P1"><text:span text:style-name="T1">Označi da je nit aktivna</text:span></text:p>
          <draw:enhanced-geometry svg:viewBox="0 0 21600 21600" draw:type="rectangle" draw:enhanced-path="M 0 0 L 21600 0 21600 21600 0 21600 0 0 Z N"/>
        </draw:custom-shape>
        <draw:custom-shape draw:style-name="gr11" draw:text-style-name="P1" xml:id="id5" draw:id="id5" draw:layer="layout" svg:width="2.921cm" svg:height="1.016cm" svg:x="10.017cm" svg:y="11.541cm">
          <text:p text:style-name="P1"><text:span text:style-name="T1">Završi meč</text:span></text:p>
          <draw:enhanced-geometry svg:viewBox="0 0 21600 21600" draw:type="rectangle" draw:enhanced-path="M 0 0 L 21600 0 21600 21600 0 21600 0 0 Z N"/>
        </draw:custom-shape>
        <draw:connector draw:style-name="gr12" draw:text-style-name="P2" draw:layer="layout" draw:type="line" svg:x1="5.381cm" svg:y1="7.35cm" svg:x2="5.381cm" svg:y2="7.985cm" draw:start-shape="id1" draw:start-glue-point="2" draw:end-shape="id2" draw:end-glue-point="0" svg:d="M5381 7350v635" svg:viewBox="0 0 1 636">
          <text:p/>
        </draw:connector>
        <draw:connector draw:style-name="gr12" draw:text-style-name="P2" draw:layer="layout" draw:type="line" svg:x1="5.381cm" svg:y1="9.001cm" svg:x2="5.381cm" svg:y2="9.509cm" draw:start-shape="id2" draw:start-glue-point="2" draw:end-shape="id3" draw:end-glue-point="4" svg:d="M5381 9001v508" svg:viewBox="0 0 1 509">
          <text:p/>
        </draw:connector>
        <draw:connector draw:style-name="gr12" draw:text-style-name="P2" draw:layer="layout" svg:x1="5.381cm" svg:y1="11.668cm" svg:x2="5.381cm" svg:y2="12.303cm" draw:start-shape="id3" draw:start-glue-point="6" draw:end-shape="id4" draw:end-glue-point="0" svg:d="M5381 11668v635" svg:viewBox="0 0 1 636">
          <text:p/>
        </draw:connector>
        <draw:connector draw:style-name="gr12" draw:text-style-name="P2" draw:layer="layout" svg:x1="8.239cm" svg:y1="10.589cm" svg:x2="11.477cm" svg:y2="11.541cm" draw:start-shape="id3" draw:start-glue-point="7" draw:end-shape="id5" draw:end-glue-point="0" svg:d="M8239 10589h3238v952" svg:viewBox="0 0 3239 953">
          <text:p/>
        </draw:connector>
        <draw:connector draw:style-name="gr12" draw:text-style-name="P2" draw:layer="layout" svg:x1="7.223cm" svg:y1="2.651cm" svg:x2="9.573cm" svg:y2="2.524cm" draw:start-shape="id6" draw:start-glue-point="7" draw:end-shape="id7" draw:end-glue-point="4" svg:d="M7223 2651h825v-629h1525v502" svg:viewBox="0 0 2351 630">
          <text:p/>
        </draw:connector>
        <draw:connector draw:style-name="gr12" draw:text-style-name="P2" xml:id="id13" draw:id="id13" draw:layer="layout" svg:x1="5.127cm" svg:y1="1.034cm" svg:x2="5.255cm" svg:y2="1.889cm" draw:end-shape="id6" draw:end-glue-point="4" svg:d="M5127 1034v177h128v678" svg:viewBox="0 0 129 856">
          <text:p/>
        </draw:connector>
        <draw:connector draw:style-name="gr12" draw:text-style-name="P2" draw:layer="layout" draw:line-skew="0cm 2.301cm" svg:x1="5.381cm" svg:y1="13.573cm" svg:x2="17.827cm" svg:y2="2.905cm" draw:start-shape="id4" draw:start-glue-point="2" draw:end-shape="id8" draw:end-glue-point="0" svg:d="M5381 13573v501h8764v-11670h3682v501" svg:viewBox="0 0 12447 11671">
          <text:p/>
        </draw:connector>
        <draw:connector draw:style-name="gr12" draw:text-style-name="P2" draw:layer="layout" draw:type="line" svg:x1="17.827cm" svg:y1="4.429cm" svg:x2="17.828cm" svg:y2="5.445cm" draw:start-shape="id8" draw:start-glue-point="2" draw:end-shape="id9" draw:end-glue-point="4" svg:d="M17827 4429l1 1016" svg:viewBox="0 0 2 1017">
          <text:p/>
        </draw:connector>
        <draw:connector draw:style-name="gr12" draw:text-style-name="P2" draw:layer="layout" draw:type="line" svg:x1="17.828cm" svg:y1="7.35cm" svg:x2="17.828cm" svg:y2="8.239cm" draw:start-shape="id9" draw:start-glue-point="6" draw:end-shape="id10" draw:end-glue-point="4" svg:d="M17828 7350v889" svg:viewBox="0 0 1 890">
          <text:p/>
        </draw:connector>
        <draw:connector draw:style-name="gr12" draw:text-style-name="P2" draw:layer="layout" svg:x1="19.796cm" svg:y1="6.398cm" svg:x2="22.399cm" svg:y2="7.096cm" draw:start-shape="id9" draw:start-glue-point="7" draw:end-shape="id11" draw:end-glue-point="0" svg:d="M19796 6398h2603v698" svg:viewBox="0 0 2604 699">
          <text:p/>
        </draw:connector>
        <draw:connector draw:style-name="gr12" draw:text-style-name="P2" draw:layer="layout" svg:x1="20.431cm" svg:y1="9.128cm" svg:x2="22.653cm" svg:y2="9.89cm" draw:start-shape="id10" draw:start-glue-point="7" draw:end-shape="id12" draw:end-glue-point="0" svg:d="M20431 9128h2222v762" svg:viewBox="0 0 2223 763">
          <text:p/>
        </draw:connector>
        <draw:connector draw:style-name="gr12" draw:text-style-name="P2" draw:layer="layout" draw:line-skew="1.784cm 16.15cm" svg:x1="17.828cm" svg:y1="10.017cm" svg:x2="5.127cm" svg:y2="1.275cm" draw:start-shape="id10" draw:start-glue-point="6" draw:end-shape="id13" draw:end-glue-point="0" svg:d="M17828 10017v2286h8572v-11028h-21273" svg:viewBox="0 0 21274 11029">
          <text:p/>
        </draw:connector>
        <draw:connector draw:style-name="gr12" draw:text-style-name="P2" draw:layer="layout" svg:x1="22.399cm" svg:y1="8.112cm" svg:x2="26.459cm" svg:y2="8.64cm" draw:start-shape="id11" draw:start-glue-point="2" svg:d="M22399 8112v515h4060v13" svg:viewBox="0 0 4061 529">
          <text:p/>
        </draw:connector>
        <draw:connector draw:style-name="gr12" draw:text-style-name="P2" draw:layer="layout" svg:x1="22.653cm" svg:y1="10.906cm" svg:x2="22.655cm" svg:y2="12.361cm" draw:start-shape="id12" draw:start-glue-point="2" svg:d="M22653 10906v978h2v477" svg:viewBox="0 0 3 1456">
          <text:p/>
        </draw:connector>
        <draw:frame draw:style-name="gr13" draw:text-style-name="P3" draw:layer="layout" svg:width="1.027cm" svg:height="0.873cm" svg:x="9.117cm" svg:y="9.763cm">
          <draw:text-box>
            <text:p><text:span text:style-name="T1">da</text:span></text:p>
          </draw:text-box>
        </draw:frame>
        <draw:frame draw:style-name="gr14" draw:text-style-name="P3" draw:layer="layout" svg:width="1.027cm" svg:height="0.873cm" svg:x="20.304cm" svg:y="5.572cm">
          <draw:text-box>
            <text:p><text:span text:style-name="T1">da</text:span></text:p>
          </draw:text-box>
        </draw:frame>
        <draw:frame draw:style-name="gr14" draw:text-style-name="P3" draw:layer="layout" svg:width="1.027cm" svg:height="0.873cm" svg:x="20.928cm" svg:y="8.366cm">
          <draw:text-box>
            <text:p><text:span text:style-name="T1">da</text:span></text:p>
          </draw:text-box>
        </draw:frame>
        <draw:custom-shape draw:style-name="gr15" draw:text-style-name="P1" xml:id="id14" draw:id="id14" draw:layer="layout" svg:width="4.318cm" svg:height="1.524cm" svg:x="3.159cm" svg:y="4.175cm">
          <text:p text:style-name="P1"><text:span text:style-name="T1">Kraj meča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1" draw:text-style-name="P1" xml:id="id18" draw:id="id18" draw:layer="layout" svg:width="2.921cm" svg:height="1.016cm" svg:x="9.89cm" svg:y="6.588cm">
          <text:p text:style-name="P1"><text:span text:style-name="T1">Završi meč</text:span></text:p>
          <draw:enhanced-geometry svg:viewBox="0 0 21600 21600" draw:type="rectangle" draw:enhanced-path="M 0 0 L 21600 0 21600 21600 0 21600 0 0 Z N"/>
        </draw:custom-shape>
        <draw:connector draw:style-name="gr12" draw:text-style-name="P2" xml:id="id17" draw:id="id17" draw:layer="layout" svg:x1="5.318cm" svg:y1="4.175cm" svg:x2="5.318cm" svg:y2="4.175cm" draw:start-shape="id14" draw:start-glue-point="4" draw:end-shape="id14" draw:end-glue-point="4" svg:d="M5318 4175z" svg:viewBox="0 0 1 1">
          <text:p/>
        </draw:connector>
        <draw:connector draw:style-name="gr12" draw:text-style-name="P2" xml:id="id16" draw:id="id16" draw:layer="layout" svg:x1="5.255cm" svg:y1="3.413cm" svg:x2="5.255cm" svg:y2="3.413cm" draw:start-shape="id6" draw:start-glue-point="6" draw:end-shape="id6" draw:end-glue-point="6" svg:d="M5255 3413z" svg:viewBox="0 0 1 1">
          <text:p/>
        </draw:connector>
        <draw:connector draw:style-name="gr12" draw:text-style-name="P2" xml:id="id15" draw:id="id15" draw:layer="layout" draw:type="line" svg:x1="5.318cm" svg:y1="5.699cm" svg:x2="5.318cm" svg:y2="5.699cm" draw:start-shape="id14" draw:start-glue-point="6" draw:end-shape="id14" draw:end-glue-point="6" svg:d="M5318 5699z" svg:viewBox="0 0 1 1">
          <text:p/>
        </draw:connector>
        <draw:connector draw:style-name="gr12" draw:text-style-name="P2" draw:layer="layout" draw:type="line" svg:x1="5.318cm" svg:y1="5.445cm" svg:x2="5.381cm" svg:y2="6.334cm" draw:start-shape="id15" draw:start-glue-point="0" draw:end-shape="id1" draw:end-glue-point="0" svg:d="M5318 5445l63 889" svg:viewBox="0 0 64 890">
          <text:p/>
        </draw:connector>
        <draw:connector draw:style-name="gr12" draw:text-style-name="P2" draw:layer="layout" draw:type="line" svg:x1="5.255cm" svg:y1="3.413cm" svg:x2="5.318cm" svg:y2="4.175cm" draw:start-shape="id16" draw:start-glue-point="0" draw:end-shape="id17" draw:end-glue-point="0" svg:d="M5255 3413l63 762" svg:viewBox="0 0 64 763">
          <text:p/>
        </draw:connector>
        <draw:connector draw:style-name="gr12" draw:text-style-name="P2" draw:layer="layout" svg:x1="7.477cm" svg:y1="4.937cm" svg:x2="11.35cm" svg:y2="6.588cm" draw:start-shape="id14" draw:start-glue-point="7" draw:end-shape="id18" draw:end-glue-point="0" svg:d="M7477 4937h3873v1651" svg:viewBox="0 0 3874 1652">
          <text:p/>
        </draw:connector>
        <draw:frame draw:style-name="gr13" draw:text-style-name="P3" draw:layer="layout" svg:width="1.027cm" svg:height="0.873cm" svg:x="7.858cm" svg:y="4.175cm">
          <draw:text-box>
            <text:p><text:span text:style-name="T1">d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erif" svg:font-family="FreeSerif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09T23:02:26.817849794</meta:creation-date>
    <dc:date>2019-01-09T23:45:36.725444422</dc:date>
    <meta:editing-duration>PT32M45S</meta:editing-duration>
    <meta:editing-cycles>4</meta:editing-cycles>
    <meta:generator>LibreOffice/5.1.6.2$Linux_X86_64 LibreOffice_project/10m0$Build-2</meta:generator>
    <meta:document-statistic meta:object-count="38"/>
  </office:meta>
</office:document-meta>
</file>